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7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156cm" fo:min-width="4.5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29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1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32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3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5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6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39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4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3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4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5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4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49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50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1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2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6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7" style:family="graphic" style:parent-style-name="objectwithoutfill">
      <style:graphic-properties svg:stroke-color="#ff950e" draw:marker-end-width="0.2cm" draw:fill="none" draw:textarea-vertical-align="middle"/>
    </style:style>
    <style:style style:name="gr58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60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1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2" style:family="graphic" style:parent-style-name="objectwithoutfill">
      <style:graphic-properties svg:stroke-color="#3333ff" draw:marker-end-width="0.15cm" draw:fill="none" draw:textarea-vertical-align="middle"/>
    </style:style>
    <style:style style:name="gr63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4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7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68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69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70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1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2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3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5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7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8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8.4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2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8.311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5.026cm" svg:height="3.996cm" svg:x="4.199cm" svg:y="22.9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</text:span><text:span text:style-name="T4">30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026cm" svg:height="8.971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4.22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4.303cm" svg:y="19.1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603cm" svg:y1="21.726cm" svg:x2="9.603cm" svg:y2="21.726cm">
          <text:p/>
        </draw:line>
        <draw:g>
          <draw:line draw:style-name="gr22" draw:text-style-name="P12" draw:layer="layout" svg:x1="9.106cm" svg:y1="14.383cm" svg:x2="8.59cm" svg:y2="14.383cm">
            <text:p/>
          </draw:line>
          <draw:line draw:style-name="gr23" draw:text-style-name="P12" draw:layer="layout" svg:x1="9.001cm" svg:y1="19.354cm" svg:x2="9.001cm" svg:y2="14.386cm">
            <text:p/>
          </draw:line>
          <draw:line draw:style-name="gr23" draw:text-style-name="P12" draw:layer="controls" svg:x1="9.009cm" svg:y1="19.342cm" svg:x2="8.609cm" svg:y2="19.342cm">
            <text:p/>
          </draw:line>
          <draw:line draw:style-name="gr23" draw:text-style-name="P12" draw:layer="controls" svg:x1="9.105cm" svg:y1="21.546cm" svg:x2="9.105cm" svg:y2="14.386cm">
            <text:p/>
          </draw:line>
          <draw:line draw:style-name="gr23" draw:text-style-name="P12" draw:layer="controls" svg:x1="9.109cm" svg:y1="21.542cm" svg:x2="8.609cm" svg:y2="21.542cm">
            <text:p/>
          </draw:line>
        </draw:g>
        <draw:custom-shape draw:style-name="gr19" draw:text-style-name="P9" draw:layer="controls" svg:width="4.3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3.0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302cm" svg:height="0.837cm" svg:x="4.303cm" svg:y="25.7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5.2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603cm" svg:y1="26.13cm" svg:x2="9.603cm" svg:y2="26.13cm">
          <text:p/>
        </draw:line>
        <draw:g>
          <draw:line draw:style-name="gr23" draw:text-style-name="P12" draw:layer="controls" svg:x1="9.003cm" svg:y1="25.918cm" svg:x2="8.603cm" svg:y2="25.918cm">
            <text:p/>
          </draw:line>
          <draw:line draw:style-name="gr23" draw:text-style-name="P12" draw:layer="controls" svg:x1="9.003cm" svg:y1="25.921cm" svg:x2="9.003cm" svg:y2="23.761cm">
            <text:p/>
          </draw:line>
          <draw:line draw:style-name="gr24" draw:text-style-name="P12" draw:layer="controls" svg:x1="9.005cm" svg:y1="23.764cm" svg:x2="8.6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19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0.838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19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302cm" svg:height="2.9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</text:span><text:span text:style-name="T7"><text:tab/></text:span><text:span text:style-name="T7">DECIMAL(20,5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4.303cm" svg:y="6.9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6.4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9.8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9.3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9.129cm" svg:y1="3.521cm" svg:x2="8.613cm" svg:y2="3.521cm">
            <text:p/>
          </draw:line>
          <draw:line draw:style-name="gr23" draw:text-style-name="P12" draw:layer="layout" svg:x1="9.017cm" svg:y1="7.194cm" svg:x2="9.017cm" svg:y2="3.504cm">
            <text:p/>
          </draw:line>
          <draw:line draw:style-name="gr23" draw:text-style-name="P12" draw:layer="layout" svg:x1="9.111cm" svg:y1="10.005cm" svg:x2="9.111cm" svg:y2="3.504cm">
            <text:p/>
          </draw:line>
          <draw:line draw:style-name="gr23" draw:text-style-name="P12" draw:layer="layout" svg:x1="9.013cm" svg:y1="7.187cm" svg:x2="8.613cm" svg:y2="7.187cm">
            <text:p/>
          </draw:line>
          <draw:line draw:style-name="gr23" draw:text-style-name="P12" draw:layer="layout" svg:x1="9.115cm" svg:y1="9.999cm" svg:x2="8.615cm" svg:y2="9.999cm">
            <text:p/>
          </draw:line>
        </draw:g>
        <draw:line draw:style-name="gr21" draw:text-style-name="P12" draw:layer="layout" svg:x1="8.602cm" svg:y1="10.202cm" svg:x2="9.602cm" svg:y2="10.202cm">
          <text:p/>
        </draw:line>
        <draw:custom-shape draw:style-name="gr19" draw:text-style-name="P9" draw:layer="layout" svg:width="4.302cm" svg:height="5.289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11cm" svg:y="11.0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0.5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2.5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2.0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111cm" svg:y1="3.495cm" svg:x2="23.411cm" svg:y2="3.495cm">
          <text:p/>
        </draw:line>
        <draw:line draw:style-name="gr23" draw:text-style-name="P12" draw:layer="layout" svg:x1="23.816cm" svg:y1="9.499cm" svg:x2="23.816cm" svg:y2="3.481cm">
          <text:p/>
        </draw:line>
        <draw:line draw:style-name="gr23" draw:text-style-name="P12" draw:layer="layout" svg:x1="23.908cm" svg:y1="11.225cm" svg:x2="23.907cm" svg:y2="3.481cm">
          <text:p/>
        </draw:line>
        <draw:line draw:style-name="gr23" draw:text-style-name="P12" draw:layer="layout" svg:x1="23.805cm" svg:y1="9.476cm" svg:x2="23.405cm" svg:y2="9.476cm">
          <text:p/>
        </draw:line>
        <draw:line draw:style-name="gr23" draw:text-style-name="P12" draw:layer="layout" svg:x1="23.909cm" svg:y1="11.217cm" svg:x2="23.409cm" svg:y2="11.217cm">
          <text:p/>
        </draw:line>
        <draw:line draw:style-name="gr23" draw:text-style-name="P12" draw:layer="layout" svg:x1="24.012cm" svg:y1="12.66cm" svg:x2="24.012cm" svg:y2="3.482cm">
          <text:p/>
        </draw:line>
        <draw:line draw:style-name="gr23" draw:text-style-name="P12" draw:layer="layout" svg:x1="24.011cm" svg:y1="12.655cm" svg:x2="23.411cm" svg:y2="12.655cm">
          <text:p/>
        </draw:line>
        <draw:line draw:style-name="gr21" draw:text-style-name="P12" draw:layer="layout" svg:x1="23.4cm" svg:y1="11.4cm" svg:x2="24.5cm" svg:y2="11.4cm">
          <text:p/>
        </draw:line>
        <draw:custom-shape draw:style-name="gr19" draw:text-style-name="P9" draw:layer="layout" svg:width="4.302cm" svg:height="4.865cm" svg:x="19.103cm" svg:y="19.0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18.5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03cm" svg:y="24.6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24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5.02cm" svg:x2="24.403cm" svg:y2="25.02cm">
          <text:p/>
        </draw:line>
        <draw:g>
          <draw:line draw:style-name="gr23" draw:text-style-name="P12" draw:layer="layout" svg:x1="23.8cm" svg:y1="24.813cm" svg:x2="23.4cm" svg:y2="24.813cm">
            <text:p/>
          </draw:line>
          <draw:line draw:style-name="gr23" draw:text-style-name="P12" draw:layer="layout" svg:x1="23.8cm" svg:y1="24.82cm" svg:x2="23.8cm" svg:y2="19.447cm">
            <text:p/>
          </draw:line>
          <draw:line draw:style-name="gr24" draw:text-style-name="P12" draw:layer="layout" svg:x1="23.802cm" svg:y1="19.454cm" svg:x2="23.402cm" svg:y2="19.454cm">
            <text:p/>
          </draw:line>
        </draw:g>
        <draw:custom-shape draw:style-name="gr19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19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19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19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4.2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3.7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111cm" svg:y1="14.455cm" svg:x2="23.411cm" svg:y2="14.455cm">
          <text:p/>
        </draw:line>
        <draw:line draw:style-name="gr23" draw:text-style-name="P12" draw:layer="layout" svg:x1="24.1cm" svg:y1="14.477cm" svg:x2="24.1cm" svg:y2="3.48cm">
          <text:p/>
        </draw:line>
        <draw:custom-shape draw:style-name="gr2" draw:text-style-name="P2" draw:layer="layout" svg:width="5cm" svg:height="4.388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34.105cm" svg:y="11.6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34.105cm" svg:y="11.1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412cm" svg:y1="12.005cm" svg:x2="39.412cm" svg:y2="12.005cm">
          <text:p/>
        </draw:line>
        <draw:g>
          <draw:line draw:style-name="gr23" draw:text-style-name="P12" draw:layer="layout" svg:x1="38.81cm" svg:y1="11.836cm" svg:x2="38.41cm" svg:y2="11.836cm">
            <text:p/>
          </draw:line>
          <draw:line draw:style-name="gr23" draw:text-style-name="P12" draw:layer="layout" svg:x1="38.81cm" svg:y1="11.84cm" svg:x2="38.81cm" svg:y2="9.2cm">
            <text:p/>
          </draw:line>
          <draw:line draw:style-name="gr24" draw:text-style-name="P12" draw:layer="layout" svg:x1="38.812cm" svg:y1="9.204cm" svg:x2="38.412cm" svg:y2="9.204cm">
            <text:p/>
          </draw:line>
        </draw:g>
        <draw:line draw:style-name="gr25" draw:text-style-name="P12" draw:layer="layout" svg:x1="3.3cm" svg:y1="4.75cm" svg:x2="4.3cm" svg:y2="4.75cm">
          <text:p/>
        </draw:line>
        <draw:line draw:style-name="gr25" draw:text-style-name="P12" draw:layer="layout" svg:x1="4.3cm" svg:y1="5.15cm" svg:x2="3.7cm" svg:y2="5.15cm">
          <text:p/>
        </draw:line>
        <draw:line draw:style-name="gr25" draw:text-style-name="P12" draw:layer="layout" svg:x1="3.703cm" svg:y1="5.15cm" svg:x2="3.703cm" svg:y2="14.35cm">
          <text:p/>
        </draw:line>
        <draw:line draw:style-name="gr29" draw:text-style-name="P12" draw:layer="layout" svg:x1="4.3cm" svg:y1="14.35cm" svg:x2="3.3cm" svg:y2="14.35cm">
          <text:p/>
        </draw:line>
        <draw:line draw:style-name="gr25" draw:text-style-name="P12" draw:layer="layout" svg:x1="3.3cm" svg:y1="4.75cm" svg:x2="3.3cm" svg:y2="1.3cm">
          <text:p/>
        </draw:line>
        <draw:line draw:style-name="gr29" draw:text-style-name="P12" draw:layer="layout" svg:x1="26.7cm" svg:y1="9.2cm" svg:x2="25.5cm" svg:y2="9.2cm">
          <text:p/>
        </draw:line>
        <draw:line draw:style-name="gr25" draw:text-style-name="P12" draw:layer="layout" svg:x1="3.308cm" svg:y1="1.304cm" svg:x2="25.808cm" svg:y2="1.304cm">
          <text:p/>
        </draw:line>
        <draw:line draw:style-name="gr25" draw:text-style-name="P12" draw:layer="layout" svg:x1="25.8cm" svg:y1="9.2cm" svg:x2="25.8cm" svg:y2="1.3cm">
          <text:p/>
        </draw:line>
        <draw:line draw:style-name="gr25" draw:text-style-name="P12" draw:layer="layout" svg:x1="25.7cm" svg:y1="9.2cm" svg:x2="25.7cm" svg:y2="1.4cm">
          <text:p/>
        </draw:line>
        <draw:line draw:style-name="gr25" draw:text-style-name="P12" draw:layer="layout" svg:x1="18.1cm" svg:y1="1.4cm" svg:x2="25.7cm" svg:y2="1.4cm">
          <text:p/>
        </draw:line>
        <draw:line draw:style-name="gr25" draw:text-style-name="P12" draw:layer="layout" svg:x1="3.2cm" svg:y1="8.45cm" svg:x2="3.2cm" svg:y2="1.2cm">
          <text:p/>
        </draw:line>
        <draw:line draw:style-name="gr25" draw:text-style-name="P12" draw:layer="layout" svg:x1="3.2cm" svg:y1="8.45cm" svg:x2="4.3cm" svg:y2="8.45cm">
          <text:p/>
        </draw:line>
        <draw:line draw:style-name="gr25" draw:text-style-name="P12" draw:layer="layout" svg:x1="3.2cm" svg:y1="1.2cm" svg:x2="25.9cm" svg:y2="1.2cm">
          <text:p/>
        </draw:line>
        <draw:line draw:style-name="gr25" draw:text-style-name="P12" draw:layer="layout" svg:x1="25.9cm" svg:y1="9.2cm" svg:x2="25.9cm" svg:y2="1.2cm">
          <text:p/>
        </draw:line>
        <draw:line draw:style-name="gr25" draw:text-style-name="P12" draw:layer="layout" svg:x1="3.1cm" svg:y1="14.8cm" svg:x2="4.3cm" svg:y2="14.8cm">
          <text:p/>
        </draw:line>
        <draw:line draw:style-name="gr25" draw:text-style-name="P12" draw:layer="layout" svg:x1="3.1cm" svg:y1="14.8cm" svg:x2="3.1cm" svg:y2="1.1cm">
          <text:p/>
        </draw:line>
        <draw:line draw:style-name="gr25" draw:text-style-name="P12" draw:layer="layout" svg:x1="3.1cm" svg:y1="1.1cm" svg:x2="26cm" svg:y2="1.1cm">
          <text:p/>
        </draw:line>
        <draw:line draw:style-name="gr25" draw:text-style-name="P12" draw:layer="layout" svg:x1="26cm" svg:y1="9.2cm" svg:x2="26cm" svg:y2="1.1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1.5cm" svg:x2="25.6cm" svg:y2="1.5cm">
          <text:p/>
        </draw:line>
        <draw:line draw:style-name="gr25" draw:text-style-name="P12" draw:layer="layout" svg:x1="18.3cm" svg:y1="1.6cm" svg:x2="25.5cm" svg:y2="1.6cm">
          <text:p/>
        </draw:line>
        <draw:line draw:style-name="gr25" draw:text-style-name="P12" draw:layer="layout" svg:x1="25.6cm" svg:y1="9.2cm" svg:x2="25.6cm" svg:y2="1.5cm">
          <text:p/>
        </draw:line>
        <draw:line draw:style-name="gr25" draw:text-style-name="P12" draw:layer="layout" svg:x1="25.5cm" svg:y1="9.2cm" svg:x2="25.5cm" svg:y2="1.6cm">
          <text:p/>
        </draw:line>
        <draw:line draw:style-name="gr25" draw:text-style-name="P12" draw:layer="layout" svg:x1="18.2cm" svg:y1="9.65cm" svg:x2="18.2cm" svg:y2="1.5cm">
          <text:p/>
        </draw:line>
        <draw:line draw:style-name="gr25" draw:text-style-name="P12" draw:layer="layout" svg:x1="18.3cm" svg:y1="3.7cm" svg:x2="18.3cm" svg:y2="1.6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cm" svg:y1="20.5cm" svg:x2="18.1cm" svg:y2="1.4cm">
          <text:p/>
        </draw:line>
        <draw:line draw:style-name="gr25" draw:text-style-name="P12" draw:layer="layout" svg:x1="18.1cm" svg:y1="20.5cm" svg:x2="19.1cm" svg:y2="20.5cm">
          <text:p/>
        </draw:line>
        <draw:line draw:style-name="gr26" draw:text-style-name="P12" draw:layer="layout" svg:x1="26cm" svg:y1="17.75cm" svg:x2="26.7cm" svg:y2="17.75cm">
          <text:p/>
        </draw:line>
        <draw:line draw:style-name="gr26" draw:text-style-name="P12" draw:layer="layout" svg:x1="25.9cm" svg:y1="20.6cm" svg:x2="26.7cm" svg:y2="20.6cm">
          <text:p/>
        </draw:line>
        <draw:line draw:style-name="gr25" draw:text-style-name="P12" draw:layer="layout" svg:x1="26.005cm" svg:y1="17.749cm" svg:x2="26.005cm" svg:y2="9.2cm">
          <text:p/>
        </draw:line>
        <draw:line draw:style-name="gr25" draw:text-style-name="P12" draw:layer="layout" svg:x1="25.9cm" svg:y1="20.6cm" svg:x2="25.9cm" svg:y2="9.2cm">
          <text:p/>
        </draw:line>
        <draw:line draw:style-name="gr21" draw:text-style-name="P12" draw:layer="layout" svg:x1="2.7cm" svg:y1="7.35cm" svg:x2="4.3cm" svg:y2="7.35cm">
          <text:p/>
        </draw:line>
        <draw:line draw:style-name="gr25" draw:text-style-name="P12" draw:layer="layout" svg:x1="2.7cm" svg:y1="7.35cm" svg:x2="2.7cm" svg:y2="1.7cm">
          <text:p/>
        </draw:line>
        <draw:line draw:style-name="gr25" draw:text-style-name="P12" draw:layer="layout" svg:x1="2.7cm" svg:y1="1.7cm" svg:x2="10.5cm" svg:y2="1.7cm">
          <text:p/>
        </draw:line>
        <draw:line draw:style-name="gr25" draw:text-style-name="P12" draw:layer="layout" svg:x1="10.5cm" svg:y1="5.9cm" svg:x2="11.7cm" svg:y2="5.9cm">
          <text:p/>
        </draw:line>
        <draw:line draw:style-name="gr25" draw:text-style-name="P12" draw:layer="layout" svg:x1="10.5cm" svg:y1="5.95cm" svg:x2="11.7cm" svg:y2="5.95cm">
          <text:p/>
        </draw:line>
        <draw:line draw:style-name="gr25" draw:text-style-name="P12" draw:layer="layout" svg:x1="10.502cm" svg:y1="5.9cm" svg:x2="10.502cm" svg:y2="1.7cm">
          <text:p/>
        </draw:line>
        <draw:line draw:style-name="gr21" draw:text-style-name="P12" draw:layer="layout" svg:x1="17.6cm" svg:y1="19.45cm" svg:x2="19.1cm" svg:y2="19.45cm">
          <text:p/>
        </draw:line>
        <draw:line draw:style-name="gr25" draw:text-style-name="P12" draw:layer="layout" svg:x1="10.5cm" svg:y1="27.55cm" svg:x2="10.5cm" svg:y2="5.95cm">
          <text:p/>
        </draw:line>
        <draw:line draw:style-name="gr25" draw:text-style-name="P12" draw:layer="layout" svg:x1="17.602cm" svg:y1="27.547cm" svg:x2="17.602cm" svg:y2="19.447cm">
          <text:p/>
        </draw:line>
        <draw:line draw:style-name="gr25" draw:text-style-name="P12" draw:layer="layout" svg:x1="10.513cm" svg:y1="27.522cm" svg:x2="17.613cm" svg:y2="27.522cm">
          <text:p/>
        </draw:line>
        <draw:line draw:style-name="gr25" draw:text-style-name="P12" draw:layer="layout" svg:x1="17.3cm" svg:y1="9.85cm" svg:x2="19.1cm" svg:y2="9.85cm">
          <text:p/>
        </draw:line>
        <draw:line draw:style-name="gr25" draw:text-style-name="P12" draw:layer="layout" svg:x1="17.3cm" svg:y1="9.85cm" svg:x2="17.3cm" svg:y2="2.1cm">
          <text:p/>
        </draw:line>
        <draw:line draw:style-name="gr25" draw:text-style-name="P12" draw:layer="layout" svg:x1="2.3cm" svg:y1="2.1cm" svg:x2="17.3cm" svg:y2="2.1cm">
          <text:p/>
        </draw:line>
        <draw:line draw:style-name="gr25" draw:text-style-name="P12" draw:layer="layout" svg:x1="2.309cm" svg:y1="14.279cm" svg:x2="2.309cm" svg:y2="2.1cm">
          <text:p/>
        </draw:lin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</text:span><text:span text:style-name="T4">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custom-shape draw:style-name="gr30" draw:text-style-name="P14" draw:layer="layout" svg:width="4.401cm" svg:height="4.832cm" svg:x="27.025cm" svg:y="10.30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4cm" svg:height="4.75cm" svg:x="16.297cm" svg:y="11.001cm">
          <text:p text:style-name="P15"><text:span text:style-name="T7"><text:tab/></text:span><text:span text:style-name="T7">ENT_DEFFEC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<text:tab/></text:span><text:span text:style-name="T7">ENT_DOPE</text:span><text:span text:style-name="T7"><text:tab/></text:span><text:span text:style-name="T7">DATE</text:span></text:p>
          <text:p text:style-name="P15"><text:span text:style-name="T7"><text:tab/></text:span><text:span text:style-name="T7">ENT_LABEL</text:span><text:span text:style-name="T7"><text:tab/></text:span><text:span text:style-name="T7">VX(256)</text:span></text:p>
          <text:p text:style-name="P15"><text:span text:style-name="T7"><text:tab/></text:span><text:span text:style-name="T7">ENT_REF</text:span><text:span text:style-name="T7"><text:tab/></text:span><text:span text:style-name="T7">VX(256)</text:span></text:p>
          <text:p text:style-name="P15"><text:span text:style-name="T7"><text:tab/></text:span><text:span text:style-name="T7">ENT_ACCOUNT</text:span><text:span text:style-name="T7"><text:tab/></text:span><text:span text:style-name="T7">VX(64)</text:span></text:p>
          <text:p text:style-name="P15"><text:span text:style-name="T7"><text:tab/></text:span><text:span text:style-name="T7">ENT_CURRENCY</text:span><text:span text:style-name="T7"><text:tab/></text:span><text:span text:style-name="T7">X(3)</text:span></text:p>
          <text:p text:style-name="P15"><text:span text:style-name="T7"><text:tab/></text:span><text:span text:style-name="T7">ENT_DEBIT</text:span><text:span text:style-name="T7"><text:tab/></text:span><text:span text:style-name="T7">DECIMAL(20,5)</text:span></text:p>
          <text:p text:style-name="P15"><text:span text:style-name="T7"><text:tab/></text:span><text:span text:style-name="T7">ENT_CREDIT</text:span><text:span text:style-name="T7"><text:tab/></text:span><text:span text:style-name="T7">DECIMAL(20,5)</text:span></text:p>
          <text:p text:style-name="P15"><text:span text:style-name="T7"><text:tab/></text:span><text:span text:style-name="T7">ENT_LEDGER</text:span><text:span text:style-name="T7"><text:tab/></text:span><text:span text:style-name="T7">VX(64)</text:span></text:p>
          <text:p text:style-name="P15"><text:span text:style-name="T7"><text:tab/></text:span><text:span text:style-name="T7">ENT_OPE_TEMPLATE</text:span><text:span text:style-name="T7"><text:tab/></text:span><text:span text:style-name="T7">VX(64)</text:span></text:p>
          <text:p text:style-name="P15"><text:span text:style-name="T7"><text:tab/></text:span><text:span text:style-name="T7">ENT_STATUS</text:span><text:span text:style-name="T7"><text:tab/></text:span><text:span text:style-name="T7">X(1)</text:span></text:p>
          <text:p text:style-name="P15"><text:span text:style-name="T7"><text:tab/></text:span><text:span text:style-name="T7">ENT_UPD_USER</text:span><text:span text:style-name="T7"><text:tab/></text:span><text:span text:style-name="T7">VX(64)</text:span></text:p>
          <text:p text:style-name="P15"><text:span text:style-name="T7"><text:tab/></text:span><text:span text:style-name="T7">ENT_UPD_STAMP</text:span><text:span text:style-name="T7"><text:tab/></text:span><text:span text:style-name="T7">TIMESTAMP</text:span></text:p>
          <text:p text:style-name="P15"><text:span text:style-name="T7"><text:tab/></text:span><text:span text:style-name="T7">ENT_STLMT_NUMBER</text:span><text:span text:style-name="T7"><text:tab/></text:span><text:span text:style-name="T7">BIGINT</text:span></text:p>
          <text:p text:style-name="P15"><text:span text:style-name="T7"><text:tab/></text:span><text:span text:style-name="T7">ENT_STLMT_USER</text:span><text:span text:style-name="T7"><text:tab/></text:span><text:span text:style-name="T7">VX(64)</text:span></text:p>
          <text:p text:style-name="P15"><text:span text:style-name="T7"><text:tab/></text:span><text:span text:style-name="T7">ENT_STLMT_STAMP</text:span><text:span text:style-name="T7"><text:tab/></text:span><text:span text:style-name="T7">TIMESTAMP</text:span></text:p>
          <text:p text:style-name="P15"><text:span text:style-name="T7"><text:tab/></text:span><text:span text:style-name="T7">ENT_OPE_NUMBER</text:span><text:span text:style-name="T7"><text:tab/></text:span><text:span text:style-name="T7">BIGINT</text:span></text:p>
          <text:p text:style-name="P15"><text:span text:style-name="T7"><text:tab/></text:span><text:span text:style-name="T7">ENT_RULE</text:span><text:span text:style-name="T7"><text:tab/></text:span><text:span text:style-name="T7">X(1)</text:span></text:p>
          <text:p text:style-name="P15"><text:span text:style-name="T7"><text:tab/></text:span><text:span text:style-name="T7">ENT_TIERS</text:span><text:span text:style-name="T7"><text:tab/></text:span><text:span text:style-name="T7">VX(64)</text:span></text:p>
          <text:p text:style-name="P15"><text:span text:style-name="T7"><text:tab/></text:span><text:span text:style-name="T7">ENT_NOTES</text:span><text:span text:style-name="T7"><text:tab/></text:span><text:span text:style-name="T7">VX(4096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10.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5.424cm" svg:height="4.695cm" svg:x="16.167cm" svg:y="17.5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7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17"><text:span text:style-name="T7"><text:tab/></text:span><text:span text:style-name="T7">LED_CUR_VAL_DEBIT</text:span><text:span text:style-name="T7"><text:tab/></text:span><text:span text:style-name="T7">DECIMAL(20,5)</text:span></text:p>
          <text:p text:style-name="P17"><text:span text:style-name="T7"><text:tab/></text:span><text:span text:style-name="T7">LED_CUR_VAL_CREDIT</text:span><text:span text:style-name="T7"><text:tab/></text:span><text:span text:style-name="T7">DECIMAL(20,5)</text:span></text:p>
          <text:p text:style-name="P17"><text:span text:style-name="T7"><text:tab/></text:span><text:span text:style-name="T7">LED_CUR_ROUGH_DEBIT</text:span><text:span text:style-name="T7"><text:tab/></text:span><text:span text:style-name="T7">DECIMAL(20,5)</text:span></text:p>
          <text:p text:style-name="P17"><text:span text:style-name="T7"><text:tab/></text:span><text:span text:style-name="T7">LED_CUR_ROUGH_CREDIT</text:span><text:span text:style-name="T7"><text:tab/></text:span><text:span text:style-name="T7">DECIMAL(20,5)</text:span></text:p>
          <text:p text:style-name="P17"><text:span text:style-name="T7"><text:tab/></text:span><text:span text:style-name="T7">LED_CUR_FUT_DEBIT</text:span><text:span text:style-name="T7"><text:tab/></text:span><text:span text:style-name="T7">DECIMAL(20,5)</text:span></text:p>
          <text:p text:style-name="P17"><text:span text:style-name="T7"><text:tab/></text:span><text:span text:style-name="T7">LED_CUR_FUT_CREDIT</text:span><text:span text:style-name="T7"><text:tab/></text:span><text:span text:style-name="T7">DECIMAL(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25cm" svg:height="0.5cm" svg:x="21.801cm" svg:y="17.69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813cm" svg:y1="18.444cm" svg:x2="20.301cm" svg:y2="18.444cm">
          <text:p/>
        </draw:line>
        <draw:custom-shape draw:style-name="gr37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3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3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9.311cm" svg:y1="23.703cm" svg:x2="10.788cm" svg:y2="23.703cm">
          <text:p/>
        </draw:line>
        <draw:custom-shape draw:style-name="gr40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<text:tab/></text:span><text:span text:style-name="T7">RAT_LABEL</text:span><text:span text:style-name="T7"><text:tab/></text:span><text:span text:style-name="T7">VX(256)</text:span></text:p>
          <text:p text:style-name="P15"><text:span text:style-name="T7"><text:tab/></text:span><text:span text:style-name="T7">RAT_NOTES</text:span><text:span text:style-name="T7"><text:tab/></text:span><text:span text:style-name="T7">VX(4096)</text:span></text:p>
          <text:p text:style-name="P15"><text:span text:style-name="T7"><text:tab/></text:span><text:span text:style-name="T7">RAT_UPD_USER</text:span><text:span text:style-name="T7"><text:tab/></text:span><text:span text:style-name="T7">VX(64)</text:span></text:p>
          <text:p text:style-name="P15"><text:span text:style-name="T7"><text:tab/></text:span><text:span text:style-name="T7">RAT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1.747cm" svg:y1="23.67cm" svg:x2="20.299cm" svg:y2="23.67cm">
          <text:p/>
        </draw:line>
        <draw:custom-shape draw:style-name="gr42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15"><text:span text:style-name="T7"><text:tab/></text:span><text:span text:style-name="T7">DOS_SLD_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95cm" svg:y1="2.692cm" svg:x2="25.719cm" svg:y2="2.692cm">
          <text:p/>
        </draw:line>
        <draw:custom-shape draw:style-name="gr44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0,5)</text:span></text:p>
          <text:p text:style-name="P15"><text:span text:style-name="T7"><text:tab/></text:span><text:span text:style-name="T7">BAT_ACCO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USER</text:span><text:span text:style-name="T7"><text:tab/></text:span><text:span text:style-name="T7">VX(64)</text:span></text:p>
          <text:p text:style-name="P15"><text:span text:style-name="T7"><text:tab/></text:span><text:span text:style-name="T7">BAT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788cm" svg:y1="2.717cm" svg:x2="9.268cm" svg:y2="2.717cm">
          <text:p/>
        </draw:line>
        <draw:custom-shape draw:style-name="gr48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1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2" draw:text-style-name="P12" draw:layer="layout" svg:x1="21.097cm" svg:y1="11.102cm" svg:x2="21.811cm" svg:y2="11.102cm">
          <text:p/>
        </draw:line>
        <draw:line draw:style-name="gr53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4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4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5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6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7" draw:text-style-name="P12" draw:layer="layout" svg:x1="4.203cm" svg:y1="24.842cm" svg:x2="5.303cm" svg:y2="24.842cm">
          <text:p/>
        </draw:line>
        <draw:line draw:style-name="gr57" draw:text-style-name="P12" draw:layer="layout" svg:x1="4.305cm" svg:y1="25.256cm" svg:x2="5.295cm" svg:y2="25.256cm">
          <text:p/>
        </draw:line>
        <draw:line draw:style-name="gr57" draw:text-style-name="P12" draw:layer="layout" svg:x1="4.209cm" svg:y1="28.033cm" svg:x2="4.209cm" svg:y2="24.839cm">
          <text:p/>
        </draw:line>
        <draw:line draw:style-name="gr57" draw:text-style-name="P12" draw:layer="layout" svg:x1="4.306cm" svg:y1="27.922cm" svg:x2="4.306cm" svg:y2="25.257cm">
          <text:p/>
        </draw:line>
        <draw:line draw:style-name="gr57" draw:text-style-name="P12" draw:layer="layout" svg:x1="4.403cm" svg:y1="27.82cm" svg:x2="4.403cm" svg:y2="25.69cm">
          <text:p/>
        </draw:line>
        <draw:line draw:style-name="gr57" draw:text-style-name="P12" draw:layer="layout" svg:x1="4.407cm" svg:y1="25.691cm" svg:x2="5.295cm" svg:y2="25.691cm">
          <text:p/>
        </draw:line>
        <draw:line draw:style-name="gr57" draw:text-style-name="P12" draw:layer="layout" svg:x1="4.407cm" svg:y1="27.811cm" svg:x2="15.703cm" svg:y2="27.811cm">
          <text:p/>
        </draw:line>
        <draw:line draw:style-name="gr57" draw:text-style-name="P12" draw:layer="layout" svg:x1="4.306cm" svg:y1="27.907cm" svg:x2="15.805cm" svg:y2="27.907cm">
          <text:p/>
        </draw:line>
        <draw:line draw:style-name="gr57" draw:text-style-name="P12" draw:layer="layout" svg:x1="4.203cm" svg:y1="28.013cm" svg:x2="15.906cm" svg:y2="28.007cm">
          <text:p/>
        </draw:line>
        <draw:line draw:style-name="gr57" draw:text-style-name="P12" draw:layer="layout" svg:x1="15.707cm" svg:y1="27.812cm" svg:x2="15.707cm" svg:y2="23.984cm">
          <text:p/>
        </draw:line>
        <draw:line draw:style-name="gr57" draw:text-style-name="P12" draw:layer="layout" svg:x1="15.805cm" svg:y1="27.906cm" svg:x2="15.805cm" svg:y2="23.984cm">
          <text:p/>
        </draw:line>
        <draw:line draw:style-name="gr57" draw:text-style-name="P12" draw:layer="layout" svg:x1="15.893cm" svg:y1="28.007cm" svg:x2="15.893cm" svg:y2="23.916cm">
          <text:p/>
        </draw:line>
        <draw:line draw:style-name="gr58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1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59" draw:text-style-name="P12" draw:layer="layout" svg:x1="14.805cm" svg:y1="2.899cm" svg:x2="15.67cm" svg:y2="2.899cm">
          <text:p/>
        </draw:line>
        <draw:line draw:style-name="gr60" draw:text-style-name="P12" draw:layer="layout" svg:x1="15.647cm" svg:y1="5.791cm" svg:x2="16.088cm" svg:y2="5.791cm">
          <text:p/>
        </draw:line>
        <draw:line draw:style-name="gr60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1" draw:text-style-name="P12" draw:layer="layout" svg:x1="9.983cm" svg:y1="23.615cm" svg:x2="10.814cm" svg:y2="23.615cm">
          <text:p/>
        </draw:line>
        <draw:custom-shape draw:style-name="gr41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60" draw:text-style-name="P12" draw:layer="layout" svg:x1="15.648cm" svg:y1="5.691cm" svg:x2="16.089cm" svg:y2="5.691cm">
          <text:p/>
        </draw:line>
        <draw:line draw:style-name="gr60" draw:text-style-name="P12" draw:layer="layout" svg:x1="15.654cm" svg:y1="5.719cm" svg:x2="15.67cm" svg:y2="2.907cm">
          <text:p/>
        </draw:line>
        <draw:line draw:style-name="gr36" draw:text-style-name="P12" draw:layer="layout" svg:x1="20.352cm" svg:y1="2.716cm" svg:x2="20.044cm" svg:y2="2.716cm">
          <text:p/>
        </draw:line>
        <draw:line draw:style-name="gr62" draw:text-style-name="P12" draw:layer="layout" svg:x1="20.098cm" svg:y1="5.293cm" svg:x2="20.367cm" svg:y2="5.293cm">
          <text:p/>
        </draw:line>
        <draw:line draw:style-name="gr62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3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5" draw:text-style-name="P24" draw:layer="layout" svg:width="2.902cm" svg:height="0.801cm" svg:x="12.627cm" svg:y="28.073cm">
          <draw:text-box>
            <text:p text:style-name="P23"><text:span text:style-name="T11">REC_T_MODELS</text:span></text:p>
            <text:p text:style-name="P23"><text:span text:style-name="T11">TVA_T_FORMS_DET</text:span></text:p>
          </draw:text-box>
        </draw:frame>
        <draw:frame draw:style-name="gr66" draw:text-style-name="P24" draw:layer="layout" svg:width="2.902cm" svg:height="0.548cm" svg:x="0.999cm" svg:y="10.709cm">
          <draw:text-box>
            <text:p text:style-name="P23"><text:span text:style-name="T11">TVA_T_FORMS_DET</text:span></text:p>
          </draw:text-box>
        </draw:frame>
        <draw:line draw:style-name="gr57" draw:text-style-name="P12" draw:layer="layout" svg:x1="3.681cm" svg:y1="24.747cm" svg:x2="5.303cm" svg:y2="24.747cm">
          <text:p/>
        </draw:line>
        <draw:line draw:style-name="gr57" draw:text-style-name="P12" draw:layer="layout" svg:x1="3.613cm" svg:y1="25.158cm" svg:x2="5.295cm" svg:y2="25.158cm">
          <text:p/>
        </draw:line>
        <draw:line draw:style-name="gr57" draw:text-style-name="P12" draw:layer="layout" svg:x1="3.531cm" svg:y1="25.591cm" svg:x2="5.295cm" svg:y2="25.591cm">
          <text:p/>
        </draw:line>
        <draw:line draw:style-name="gr57" draw:text-style-name="P12" draw:layer="layout" svg:x1="3.677cm" svg:y1="24.752cm" svg:x2="3.678cm" svg:y2="11.255cm">
          <text:p/>
        </draw:line>
        <draw:line draw:style-name="gr57" draw:text-style-name="P12" draw:layer="layout" svg:x1="3.601cm" svg:y1="25.152cm" svg:x2="3.601cm" svg:y2="11.265cm">
          <text:p/>
        </draw:line>
        <draw:line draw:style-name="gr57" draw:text-style-name="P12" draw:layer="layout" svg:x1="3.523cm" svg:y1="25.594cm" svg:x2="3.524cm" svg:y2="11.245cm">
          <text:p/>
        </draw:line>
        <draw:line draw:style-name="gr58" draw:text-style-name="P12" draw:layer="layout" svg:x1="3.525cm" svg:y1="11.253cm" svg:x2="4.025cm" svg:y2="11.253cm">
          <text:p/>
        </draw:line>
        <draw:custom-shape draw:style-name="gr63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6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5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7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7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7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6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6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6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6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6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69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2" draw:text-style-name="P12" draw:layer="layout" svg:x1="27.107cm" svg:y1="15.728cm" svg:x2="28.025cm" svg:y2="15.728cm">
          <text:p/>
        </draw:line>
        <draw:line draw:style-name="gr62" draw:text-style-name="P12" draw:layer="layout" svg:x1="27.111cm" svg:y1="15.738cm" svg:x2="27.111cm" svg:y2="11.245cm">
          <text:p/>
        </draw:line>
        <draw:custom-shape draw:style-name="gr73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69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2.496cm" svg:y1="11.191cm" svg:x2="14.504cm" svg:y2="11.191cm">
          <text:p/>
        </draw:line>
        <draw:custom-shape draw:style-name="gr69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462cm" svg:y1="11.274cm" svg:x2="14.504cm" svg:y2="11.274cm">
          <text:p/>
        </draw:line>
        <draw:line draw:style-name="gr62" draw:text-style-name="P12" draw:layer="layout" svg:x1="12.496cm" svg:y1="15.722cm" svg:x2="13.466cm" svg:y2="15.722cm">
          <text:p/>
        </draw:line>
        <draw:line draw:style-name="gr62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4" draw:text-style-name="P24" draw:layer="layout" svg:width="3.542cm" svg:height="0.526cm" svg:x="32.812cm" svg:y="17.573cm">
          <draw:text-box>
            <text:p text:style-name="P23"><text:span text:style-name="T11">OFA_T_OPE_TEMPLATES</text:span></text:p>
          </draw:text-box>
        </draw:frame>
        <draw:line draw:style-name="gr21" draw:text-style-name="P25" draw:layer="layout" svg:x1="18.512cm" svg:y1="11.195cm" svg:x2="22.012cm" svg:y2="11.195cm">
          <text:p/>
        </draw:line>
        <draw:line draw:style-name="gr36" draw:text-style-name="P12" draw:layer="layout" svg:x1="28.006cm" svg:y1="11.166cm" svg:x2="26.008cm" svg:y2="11.166cm">
          <text:p/>
        </draw:line>
        <draw:line draw:style-name="gr36" draw:text-style-name="P12" draw:layer="layout" svg:x1="27.132cm" svg:y1="11.242cm" svg:x2="26cm" svg:y2="11.242cm">
          <text:p/>
        </draw:line>
        <draw:line draw:style-name="gr75" draw:text-style-name="P25" draw:layer="layout" svg:x1="32.012cm" svg:y1="16.952cm" svg:x2="33.012cm" svg:y2="16.952cm">
          <text:p/>
        </draw:line>
        <draw:line draw:style-name="gr75" draw:text-style-name="P25" draw:layer="layout" svg:x1="32.012cm" svg:y1="17.352cm" svg:x2="33.012cm" svg:y2="17.352cm">
          <text:p/>
        </draw:line>
        <draw:frame draw:style-name="gr76" draw:text-style-name="P27" draw:layer="layout" svg:width="3.542cm" svg:height="0.801cm" svg:x="32.812cm" svg:y="16.773cm">
          <draw:text-box>
            <text:p text:style-name="P26"><text:span text:style-name="T12">OFA_T_ACCOUNTS</text:span></text:p>
            <text:p text:style-name="P26"><text:span text:style-name="T12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ate</text:span><text:span text:style-name="T2"><text:tab/></text:span><text:span text:style-name="T2">: </text:span><text:span text:style-name="T4">2017-03-</text:span><text:span text:style-name="T4">10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3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13.563cm" svg:y1="11.377cm" svg:x2="14.504cm" svg:y2="11.374cm">
          <text:p/>
        </draw:line>
        <draw:line draw:style-name="gr62" draw:text-style-name="P12" draw:layer="layout" svg:x1="13.563cm" svg:y1="19.538cm" svg:x2="13.563cm" svg:y2="11.377cm">
          <text:p/>
        </draw:line>
        <draw:line draw:style-name="gr62" draw:text-style-name="P12" draw:layer="layout" svg:x1="12.496cm" svg:y1="19.523cm" svg:x2="13.57cm" svg:y2="19.523cm">
          <text:p/>
        </draw:line>
        <draw:line draw:style-name="gr36" draw:text-style-name="P12" draw:layer="layout" svg:x1="27.008cm" svg:y1="11.342cm" svg:x2="26.001cm" svg:y2="11.342cm">
          <text:p/>
        </draw:line>
        <draw:line draw:style-name="gr62" draw:text-style-name="P12" draw:layer="layout" svg:x1="27.01cm" svg:y1="20.157cm" svg:x2="27.008cm" svg:y2="11.3cm">
          <text:p/>
        </draw:line>
        <draw:line draw:style-name="gr62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77" draw:text-style-name="P24" draw:layer="layout" svg:width="2.119cm" svg:height="0.526cm" svg:x="13.432cm" svg:y="19.55cm">
          <draw:text-box>
            <text:p text:style-name="P23"><text:span text:style-name="T11">OFA_T_DOC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77" draw:text-style-name="P24" draw:layer="layout" svg:width="2.119cm" svg:height="0.526cm" svg:x="24.876cm" svg:y="20.113cm">
          <draw:text-box>
            <text:p text:style-name="P23"><text:span text:style-name="T11">OFA_T_DOCS</text:span></text:p>
          </draw:text-box>
        </draw:frame>
      </draw:page>
      <draw:page draw:name="page4" draw:style-name="dp1" draw:master-page-name="Default">
        <draw:custom-shape draw:style-name="gr78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9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80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3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4" draw:text-style-name="P24" draw:layer="layout" svg:width="3.542cm" svg:height="0.526cm" svg:x="21.129cm" svg:y="11.372cm">
          <draw:text-box>
            <text:p text:style-name="P23"><text:span text:style-name="T11">OFA_T_OPE_TEMPLATE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4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5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2" draw:text-style-name="P12" draw:layer="layout" svg:x1="30.995cm" svg:y1="14.695cm" svg:x2="31.617cm" svg:y2="14.695cm">
          <text:p/>
        </draw:line>
        <draw:line draw:style-name="gr62" draw:text-style-name="P12" draw:layer="layout" svg:x1="31.615cm" svg:y1="14.705cm" svg:x2="31.615cm" svg:y2="11.136cm">
          <text:p/>
        </draw:line>
        <draw:line draw:style-name="gr36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ate</text:span><text:span text:style-name="T2"><text:tab/></text:span><text:span text:style-name="T2">: </text:span><text:span text:style-name="T4">2017-02-</text:span><text:span text:style-name="T4">2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</text:span><text:span text:style-name="T5">Model</text:span></text:p>
          </draw:text-box>
        </draw:frame>
        <draw:custom-shape draw:style-name="gr67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77" draw:text-style-name="P24" draw:layer="layout" svg:width="2.119cm" svg:height="0.526cm" svg:x="31.823cm" svg:y="17.864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31.617cm" svg:y1="11.144cm" svg:x2="30.994cm" svg:y2="11.144cm">
          <text:p/>
        </draw:line>
        <draw:line draw:style-name="gr62" draw:text-style-name="P12" draw:layer="layout" svg:x1="31.718cm" svg:y1="17.946cm" svg:x2="31.718cm" svg:y2="11.086cm">
          <text:p/>
        </draw:line>
        <draw:line draw:style-name="gr62" draw:text-style-name="P12" draw:layer="layout" svg:x1="31.042cm" svg:y1="17.937cm" svg:x2="31.726cm" svg:y2="17.937cm">
          <text:p/>
        </draw:line>
        <draw:line draw:style-name="gr36" draw:text-style-name="P12" draw:layer="layout" svg:x1="20.929cm" svg:y1="16.734cm" svg:x2="20.306cm" svg:y2="16.734cm">
          <text:p/>
        </draw:line>
        <draw:line draw:style-name="gr62" draw:text-style-name="P12" draw:layer="layout" svg:x1="20.32cm" svg:y1="20.569cm" svg:x2="20.942cm" svg:y2="20.569cm">
          <text:p/>
        </draw:line>
        <draw:line draw:style-name="gr62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77" draw:text-style-name="P24" draw:layer="layout" svg:width="2.119cm" svg:height="0.526cm" svg:x="21.074cm" svg:y="20.516cm">
          <draw:text-box>
            <text:p text:style-name="P23"><text:span text:style-name="T11">OFA_T_DOCS</text:span></text:p>
          </draw:text-box>
        </draw:frame>
        <draw:line draw:style-name="gr36" draw:text-style-name="P12" draw:layer="layout" svg:x1="20.803cm" svg:y1="11.185cm" svg:x2="20.307cm" svg:y2="11.185cm">
          <text:p/>
        </draw:line>
        <draw:line draw:style-name="gr62" draw:text-style-name="P12" draw:layer="layout" svg:x1="20.293cm" svg:y1="9.107cm" svg:x2="20.797cm" svg:y2="9.107cm">
          <text:p/>
        </draw:line>
        <draw:line draw:style-name="gr62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77" draw:text-style-name="P24" draw:layer="layout" svg:width="2.119cm" svg:height="0.526cm" svg:x="13.395cm" svg:y="9.106cm">
          <draw:text-box>
            <text:p text:style-name="P23"><text:span text:style-name="T11">OFA_T_D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4-04T22:54:31.980102773</dc:date>
    <meta:editing-duration>P35DT17H20M57S</meta:editing-duration>
    <meta:editing-cycles>312</meta:editing-cycles>
    <meta:generator>LibreOffice/5.1.6.2.0$Linux_X86_64 LibreOffice_project/10$Build-2</meta:generator>
    <meta:document-statistic meta:object-count="560"/>
  </office:meta>
</office:document-meta>
</file>